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12.9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.00.0000</text:date>, <text:time style:data-style-name="N2" text:time-value="11:47:46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21S</meta:editing-duration>
    <meta:editing-cycles>9</meta:editing-cycles>
    <meta:generator>LibreOffice/4.3.3.2$Windows_x86 LibreOffice_project/9bb7eadab57b6755b1265afa86e04bf45fbfc644</meta:generator>
    <dc:date>2014-12-25T11:53:08.079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